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5pt" officeooo:rsid="0016d46e" officeooo:paragraph-rsid="0016d46e" style:font-size-asian="25pt" style:font-size-complex="25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75155" officeooo:paragraph-rsid="00175155" style:font-size-asian="20pt" style:font-size-complex="20pt"/>
    </style:style>
    <style:style style:name="P3" style:family="paragraph" style:parent-style-name="Standard">
      <style:text-properties officeooo:rsid="00175155" officeooo:paragraph-rsid="00175155"/>
    </style:style>
    <style:style style:name="P4" style:family="paragraph" style:parent-style-name="Standard">
      <style:text-properties fo:font-size="20pt" officeooo:rsid="00175155" officeooo:paragraph-rsid="00175155" style:font-size-asian="20pt" style:font-size-complex="20pt"/>
    </style:style>
    <style:style style:name="P5" style:family="paragraph" style:parent-style-name="Standard">
      <style:text-properties fo:font-size="14pt" officeooo:rsid="00175155" officeooo:paragraph-rsid="00175155" style:font-size-asian="14pt" style:font-size-complex="14pt"/>
    </style:style>
    <style:style style:name="P6" style:family="paragraph" style:parent-style-name="Standard">
      <style:text-properties fo:font-size="20pt" officeooo:rsid="0017e90c" officeooo:paragraph-rsid="0017e90c" style:font-size-asian="20pt" style:font-size-complex="20pt"/>
    </style:style>
    <style:style style:name="P7" style:family="paragraph" style:parent-style-name="Standard">
      <style:text-properties fo:font-size="18pt" fo:language="hu" fo:country="HU" officeooo:rsid="001b8675" officeooo:paragraph-rsid="001b8675" style:font-size-asian="18pt" style:font-size-complex="18pt"/>
    </style:style>
    <style:style style:name="P8" style:family="paragraph" style:parent-style-name="Standard">
      <style:text-properties fo:font-size="14pt" officeooo:rsid="0017e90c" officeooo:paragraph-rsid="0017e90c" style:font-size-asian="14pt" style:font-size-complex="14pt"/>
    </style:style>
    <style:style style:name="P9" style:family="paragraph" style:parent-style-name="Standard">
      <style:text-properties fo:font-size="14pt" fo:language="hu" fo:country="HU" officeooo:rsid="001b8675" officeooo:paragraph-rsid="001b8675" style:font-size-asian="14pt" style:font-size-complex="14pt"/>
    </style:style>
    <style:style style:name="P10" style:family="paragraph" style:parent-style-name="Standard">
      <style:text-properties fo:language="hu" fo:country="HU" officeooo:rsid="001b8675" officeooo:paragraph-rsid="001b8675"/>
    </style:style>
    <style:style style:name="P11" style:family="paragraph" style:parent-style-name="Standard">
      <style:text-properties fo:font-size="20pt" fo:language="hu" fo:country="HU" officeooo:rsid="001b8675" officeooo:paragraph-rsid="001b8675" style:font-size-asian="20pt" style:font-size-complex="20pt"/>
    </style:style>
    <style:style style:name="P12" style:family="paragraph" style:parent-style-name="Standard">
      <style:text-properties fo:font-size="16pt" fo:language="hu" fo:country="HU" officeooo:rsid="001b8675" officeooo:paragraph-rsid="001b8675" style:font-size-asian="16pt" style:font-size-complex="16pt"/>
    </style:style>
    <style:style style:name="P13" style:family="paragraph" style:parent-style-name="Standard">
      <style:text-properties fo:font-size="16pt" fo:language="hu" fo:country="HU" officeooo:rsid="001bb3b4" officeooo:paragraph-rsid="001bb3b4" style:font-size-asian="14pt" style:font-size-complex="16pt"/>
    </style:style>
    <style:style style:name="P14" style:family="paragraph" style:parent-style-name="Standard">
      <style:text-properties fo:font-size="14pt" fo:language="hu" fo:country="HU" officeooo:rsid="001bb3b4" officeooo:paragraph-rsid="001bb3b4" style:font-size-asian="12.25pt" style:font-size-complex="14pt"/>
    </style:style>
    <style:style style:name="P15" style:family="paragraph" style:parent-style-name="Standard">
      <style:text-properties fo:font-size="16pt" fo:language="hu" fo:country="HU" officeooo:rsid="001bb3b4" officeooo:paragraph-rsid="001ce3f4" style:font-size-asian="14pt" style:font-size-complex="16pt"/>
    </style:style>
    <style:style style:name="P16" style:family="paragraph" style:parent-style-name="Standard">
      <style:text-properties fo:font-size="14pt" fo:language="hu" fo:country="HU" officeooo:rsid="001bb3b4" officeooo:paragraph-rsid="001ce3f4" style:font-size-asian="12.25pt" style:font-size-complex="14pt"/>
    </style:style>
    <style:style style:name="P17" style:family="paragraph" style:parent-style-name="Standard">
      <style:text-properties fo:font-size="18pt" fo:language="hu" fo:country="HU" officeooo:rsid="001b8675" officeooo:paragraph-rsid="001d7354" style:font-size-asian="18pt" style:font-size-complex="18pt"/>
    </style:style>
    <style:style style:name="P18" style:family="paragraph" style:parent-style-name="Standard">
      <style:text-properties fo:font-size="14pt" fo:language="hu" fo:country="HU" officeooo:rsid="001b8675" officeooo:paragraph-rsid="001d7354" style:font-size-asian="14pt" style:font-size-complex="14pt"/>
    </style:style>
    <style:style style:name="P19" style:family="paragraph" style:parent-style-name="Standard">
      <style:text-properties fo:font-size="20pt" officeooo:rsid="0017e90c" officeooo:paragraph-rsid="001d7354" style:font-size-asian="20pt" style:font-size-complex="20pt"/>
    </style:style>
    <style:style style:name="P20" style:family="paragraph" style:parent-style-name="Standard">
      <style:text-properties fo:font-size="14pt" fo:language="hu" fo:country="HU" officeooo:rsid="001d7354" officeooo:paragraph-rsid="001d7354" style:font-size-asian="12.25pt" style:font-size-complex="14pt"/>
    </style:style>
    <style:style style:name="P21" style:family="paragraph" style:parent-style-name="Standard">
      <style:text-properties fo:font-size="20pt" officeooo:rsid="0017e90c" officeooo:paragraph-rsid="001e8911" style:font-size-asian="20pt" style:font-size-complex="20pt"/>
    </style:style>
    <style:style style:name="P22" style:family="paragraph" style:parent-style-name="Standard">
      <style:text-properties fo:font-size="14pt" officeooo:rsid="0017e90c" officeooo:paragraph-rsid="001e8911" style:font-size-asian="12.25pt" style:font-size-complex="14pt"/>
    </style:style>
    <style:style style:name="P23" style:family="paragraph" style:parent-style-name="Standard">
      <style:text-properties fo:font-size="20pt" officeooo:rsid="0017e90c" officeooo:paragraph-rsid="00207389" style:font-size-asian="20pt" style:font-size-complex="20pt"/>
    </style:style>
    <style:style style:name="P24" style:family="paragraph" style:parent-style-name="Standard">
      <style:text-properties fo:font-size="14pt" officeooo:rsid="0017e90c" officeooo:paragraph-rsid="0017e90c" style:font-size-asian="12.25pt" style:font-size-complex="14pt"/>
    </style:style>
    <style:style style:name="P25" style:family="paragraph" style:parent-style-name="Standard">
      <style:text-properties fo:font-size="18pt" officeooo:rsid="0017e90c" officeooo:paragraph-rsid="0017e90c" style:font-size-asian="18pt" style:font-size-complex="18pt"/>
    </style:style>
    <style:style style:name="P26" style:family="paragraph" style:parent-style-name="Standard">
      <style:text-properties fo:font-size="16pt" officeooo:rsid="0028f1e2" officeooo:paragraph-rsid="0028f1e2" style:font-size-asian="16pt" style:font-size-complex="16pt"/>
    </style:style>
    <style:style style:name="P27" style:family="paragraph" style:parent-style-name="List_20_Paragraph" style:list-style-name="WWNum1">
      <style:text-properties officeooo:paragraph-rsid="0028f1e2"/>
    </style:style>
    <style:style style:name="P28" style:family="paragraph" style:parent-style-name="List_20_Paragraph" style:list-style-name="WWNum1">
      <style:text-properties fo:font-size="14pt" officeooo:paragraph-rsid="0028f1e2" style:font-size-asian="14pt" style:font-size-complex="14pt"/>
    </style:style>
    <style:style style:name="T1" style:family="text">
      <style:text-properties officeooo:rsid="00175155"/>
    </style:style>
    <style:style style:name="T2" style:family="text">
      <style:text-properties officeooo:rsid="001ce3f4"/>
    </style:style>
    <style:style style:name="T3" style:family="text">
      <style:text-properties officeooo:rsid="001d7354"/>
    </style:style>
    <style:style style:name="T4" style:family="text">
      <style:text-properties officeooo:rsid="001f3bcc"/>
    </style:style>
    <style:style style:name="T5" style:family="text">
      <style:text-properties fo:language="hu" fo:country="HU" officeooo:rsid="001d7354"/>
    </style:style>
    <style:style style:name="T6" style:family="text">
      <style:text-properties officeooo:rsid="001e8911"/>
    </style:style>
    <style:style style:name="T7" style:family="text">
      <style:text-properties fo:language="hu" fo:country="HU" officeooo:rsid="001e8911"/>
    </style:style>
    <style:style style:name="T8" style:family="text">
      <style:text-properties fo:font-size="14pt" style:font-size-asian="12.25pt" style:font-size-complex="14pt"/>
    </style:style>
    <style:style style:name="T9" style:family="text">
      <style:text-properties fo:language="hu" fo:country="HU" officeooo:rsid="00207389"/>
    </style:style>
    <style:style style:name="T10" style:family="text">
      <style:text-properties fo:language="hu" fo:country="HU" officeooo:rsid="002405f7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language="hu" fo:country="HU" officeooo:rsid="0025ee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kai <text:span text:style-name="T1">Dokumentáció</text:span></text:p>
      <text:p text:style-name="P2">TradeBlazer</text:p>
      <text:p text:style-name="P3"/>
      <text:p text:style-name="P4">Csapattagok:</text:p>
      <text:p text:style-name="P5">- Aranyosi Dániel (Projektvezető, feljesztő)</text:p>
      <text:p text:style-name="P5">- Széll Ádám (feljesztő)</text:p>
      <text:p text:style-name="P5"/>
      <text:p text:style-name="P6">1. Bevezető:</text:p>
      <text:p text:style-name="P7">1.1. Cél:</text:p>
      <text:p text:style-name="P8">Ez a technikai dokumentáció a weboldal fejlesztői és karbantartói számára készült, hogy<text:line-break/>megértse a rendszer működését és karbantarthatóságát.</text:p>
      <text:p text:style-name="P7">1.2. Közönség:</text:p>
      <text:p text:style-name="P9">Ez a dokumentáció a fejlesztők, rendszermérnökök és karbantartók számára készült.</text:p>
      <text:p text:style-name="P10"/>
      <text:p text:style-name="P11">2. Architektúra és Technológiák:</text:p>
      <text:p text:style-name="P7">2.1. Rendszerarchitektúra:</text:p>
      <text:p text:style-name="P12">2.1.1. Felhasználói interface (UI):</text:p>
      <text:p text:style-name="P9">A felhasználói interfész réteg felelős a weboldal vizuális megjelenítéséért és az interakcióért a<text:line-break/>felhasználóval. A weboldalunk responzív, és a következő technológiákat alkalmazza:</text:p>
      <text:p text:style-name="P9">- Frontend Framework: A felhasználói felületünket Vue.js keretrendszerrel oldottuk meg.</text:p>
      <text:p text:style-name="P9">- CSS Framework: A stílusok kezelésére Tailwind.css keretrendszert használtunk</text:p>
      <text:p text:style-name="P9">- Interaktivitás, reaktivitás: Az oldalunk interaktivitását TypeScripttel, reaktivitását Vue által szolgáltatott megoldásokkal oldottuk meg.</text:p>
      <text:p text:style-name="P13">2.1.2. Alkalmazás Logika</text:p>
      <text:p text:style-name="P14">Az alkalmazás logika réteg tartalmazza a frontend és backend alkalmazásokat.</text:p>
      <text:p text:style-name="P14">Az oldal elkészítése során törekedtünk a tiszta kód elvének betartására.</text:p>
      <text:p text:style-name="P14">- Frontend Réteg: A frontend alkalmazás a felhasználói interfészéért felelős, valamint az felhasználói oldalon történő ellenőrzéseket és adatok feldolgozását végzi.</text:p>
      <text:p text:style-name="P14">- Backend Réteg: A backend réteg felelős a felhasználói kérések feldolgozásáért, az</text:p>
      <text:p text:style-name="P14">adatbázishoz való hozzáférésért és az üzleti logika végrehajtásáért, valamint az egyéb szolgáltatások futtatásáért. A backendet Node környezetben valósítjuk meg.</text:p>
      <text:p text:style-name="P15">2.1.2. <text:span text:style-name="T2">Adatbázis</text:span> Logika</text:p>
      <text:p text:style-name="P16">Az adatbázis réteg tárolja és kezeli az alkalmazás által használt adatokat.</text:p>
      <text:p text:style-name="P16">- Típus és Struktúra: Az alkalmazás adatbázisához MySQL relációs adatbázisrendszert használunk. Az adatok struktúráját szigorúan definiált séma szerint kezeljük.</text:p>
      <text:p text:style-name="P16">- ORM: Az adatbázis és az alkalmazás közötti kommunikációhoz <text:span text:style-name="T2">a mysql Node csomagot használtuk, valamint egyéb „middleware” szoftvert</text:span>.</text:p>
      <text:p text:style-name="P17"><text:soft-page-break/>2.<text:span text:style-name="T3">2</text:span>. <text:span text:style-name="T3">Technikai specifikáció</text:span>:</text:p>
      <text:p text:style-name="P18">Frontend:</text:p>
      <text:p text:style-name="P18"><text:s text:c="4"/>• HTML v5</text:p>
      <text:p text:style-name="P18"><text:s text:c="4"/>• CSS v3</text:p>
      <text:p text:style-name="P18"><text:s text:c="4"/>• TailwindCSS v3.x</text:p>
      <text:p text:style-name="P18"><text:s text:c="4"/>• JavaScript (ES6+), TypeScript v5.x</text:p>
      <text:p text:style-name="P18"><text:s text:c="4"/>• Vue.js (Full-Stack)</text:p>
      <text:p text:style-name="P18"><text:s text:c="4"/>• Font-Awesome integráció (Vue)</text:p>
      <text:p text:style-name="P18"/>
      <text:p text:style-name="P18">Backend:</text:p>
      <text:p text:style-name="P18"><text:s text:c="4"/>• Node.js (Express keretrendszer)</text:p>
      <text:p text:style-name="P18"><text:s text:c="4"/>• JavaScript, TypeScript</text:p>
      <text:p text:style-name="P18"><text:s text:c="4"/>• MySQL (mysql<text:span text:style-name="T4">2</text:span> npm könyvtár)</text:p>
      <text:p text:style-name="P18">Adatbázis: MySQL</text:p>
      <text:p text:style-name="P18">Futtatási környezet:</text:p>
      <text:p text:style-name="P18"><text:s text:c="4"/>• Node.js v16+ LTS (Pontos verzió: nem megadott)</text:p>
      <text:p text:style-name="P18"><text:s text:c="4"/>• npm v8.x</text:p>
      <text:p text:style-name="P18"><text:s text:c="4"/>• Vite v4.x</text:p>
      <text:p text:style-name="P18"/>
      <text:p text:style-name="P19"><text:span text:style-name="T5">3</text:span>. <text:span text:style-name="T5">Adatbázis</text:span>:</text:p>
      <text:p text:style-name="P20">A MySql adatbázisunk 10 tábláz tartalmaz:</text:p>
      <text:p text:style-name="P16">- activity_log: <text:span text:style-name="T3">Aktivitás információt tartalmaz a felhasználókról, mit csináltak</text:span></text:p>
      <text:p text:style-name="P16">- assets: <text:span text:style-name="T3">Forgalomban lévő assetjeink</text:span></text:p>
      <text:p text:style-name="P16">- credit_cards: <text:span text:style-name="T3">Bankkártyái a felhasználóknak</text:span></text:p>
      <text:p text:style-name="P16">- earnings_calendar: </text:p>
      <text:p text:style-name="P16">- orders: <text:span text:style-name="T3">Rendelések felvétele és tárolására</text:span></text:p>
      <text:p text:style-name="P16">- trades: Elavult <text:span text:style-name="T6">táblázat, orders váltotta fel</text:span></text:p>
      <text:p text:style-name="P16">- transactions: <text:span text:style-name="T3">Pénz fel, és levétele az oldalról</text:span></text:p>
      <text:p text:style-name="P16">- users: <text:span text:style-name="T3">Felhasználónk adatai</text:span></text:p>
      <text:p text:style-name="P16">- user_assets: <text:span text:style-name="T3">Felhasználóink assetjei</text:span></text:p>
      <text:p text:style-name="P16">- watchlist: <text:span text:style-name="T3">A felhasználók figyelt assetjeit tartja számon</text:span></text:p>
      <text:p text:style-name="P20">Az adatbázisról diagram is készült, mely ezen dokumentum mappájában található.</text:p>
      <text:p text:style-name="P21"><text:span text:style-name="T7">4</text:span>. <text:span text:style-name="T7">Frontend</text:span>:<text:span text:style-name="T8"><text:line-break/>A Vue.js egy progresszív JavaScript keretrendszer, amelyet elsősorban interfész építésre használnak. A frontend kód JavaScript/TypeScript/Vue szintaxissal készül, így könnyen bővíthető és fenntartható. <text:line-break/><text:line-break/>Az alábbi formátumú fájlok futnak le a kliensen: <text:line-break/> • App.vue: Az alkalmazás gyökérkomponense. Ez határozza meg az alapvető struktúrát és a gyökérszintű logikát. <text:line-break/> • main.ts: Az alkalmazás belépési pontja, ahol a Vue példány létrejön, és a fő konfiguráció megtörténik (pl. router, store). <text:line-break/> • Router fájlok: A navigációért felelős fájlok, amelyek a Vue Router segítségével határozzák meg az alkalmazás útvonalait. <text:s/><text:line-break/></text:span><text:soft-page-break/><text:span text:style-name="T8"> <text:s text:c="2"/>• Komponensfájlok (.vue): Kisebb, újrahasznosítható modulok, amelyek a felhasználói interfész különböző részeit alkotják, például egy gomb vagy egy űrlap. <text:s/><text:line-break/><text:line-break/>A Vue.js alkalmazásban a navigáció a Vue Router segítségével valósul meg. A weboldal route-jai a `frontend/src/router` mappában található konfiguráció alapján működnek. A nested routing lehetőséget biztosít aloldalak és összetett navigációk kezelésére is. <text:s/><text:line-break/><text:line-break/>Stílusok: <text:s/><text:line-break/>A projektben a stílusokat CSS és TailwindCSS segítségével kezeljük. A komponensekhez tartozó lokális stílusok a `&lt;style&gt;` tagek között definiálhatóak, míg a globális stílusokat a `assets/main.css` fájl tartalmazza.</text:span></text:p>
      <text:p text:style-name="P22"/>
      <text:p text:style-name="P23"><text:span text:style-name="T9">5</text:span>. <text:span text:style-name="T9">Backend</text:span>:</text:p>
      <text:p text:style-name="P24">A TradeBlazer backendje a Node.js és az Express keretrendszer segítségével épül fel, amelyek biztosítják az API-k, az adatkezelés és az üzleti logika alapvető működését. A kód JavaScript és TypeScript szintaxist használ, így könnyen karbantartható és bővíthető.</text:p>
      <text:p text:style-name="P24"/>
      <text:p text:style-name="P25"><text:span text:style-name="T10">5.1. </text:span>Backend Struktúra</text:p>
      <text:p text:style-name="P24"/>
      <text:p text:style-name="P24">A backend fájlszerkezete logikusan szervezett, hogy egyszerűen átlátható legyen:</text:p>
      <text:p text:style-name="P24"/>
      <text:p text:style-name="P24"><text:s text:c="4"/>src/server.ts: A fő szerverfájl, amely inicializálja az Express alkalmazást, betölti az útvonalakat, és kezeli a middleware-eket.</text:p>
      <text:p text:style-name="P24"/>
      <text:p text:style-name="P24"><text:s text:c="4"/>src/routes/: Az API végpontokat definiáló fájlok gyűjteménye. Például auth.ts az autentikációért, portfolio.ts a portfóliók kezeléséért.</text:p>
      <text:p text:style-name="P24"/>
      <text:p text:style-name="P24"><text:s text:c="4"/>src/db/: Adatbázis kapcsolat és konfiguráció. A db_config.ini fájl tartalmazza az adatbázis elérési adatait.</text:p>
      <text:p text:style-name="P24"/>
      <text:p text:style-name="P24"><text:s text:c="4"/>src/services/: Az üzleti logikát megvalósító segédfájlok, például árfolyamfrissítések és értesítések kezelése.</text:p>
      <text:p text:style-name="P24"/>
      <text:p text:style-name="P25"><text:span text:style-name="T10">5.2. </text:span>API Endpointok</text:p>
      <text:p text:style-name="P24"/>
      <text:p text:style-name="P24">Az alábbi API végpontok érhetők el:</text:p>
      <text:p text:style-name="P24"/>
      <text:p text:style-name="P26">5.2.1. Publikus:</text:p>
      <text:list text:style-name="WWNum1">
        <text:list-item>
          <text:p text:style-name="P27" loext:marker-style-name="T11"><text:span text:style-name="T11">/api/login – POST</text:span></text:p>
        </text:list-item>
        <text:list-item>
          <text:p text:style-name="P27" loext:marker-style-name="T11"><text:span text:style-name="T11">/api/register – POST</text:span></text:p>
        </text:list-item>
        <text:list-item>
          <text:p text:style-name="P27" loext:marker-style-name="T11"><text:span text:style-name="T11">/api/types – GET</text:span></text:p>
        </text:list-item>
        <text:list-item>
          <text:p text:style-name="P27" loext:marker-style-name="T11"><text:span text:style-name="T11">/api/health – GET</text:span></text:p>
        </text:list-item>
      </text:list>
      <text:p text:style-name="P26"><text:soft-page-break/>5.2.2. User/Privát endpontok:</text:p>
      <text:list text:continue-numbering="true" text:style-name="WWNum1">
        <text:list-item>
          <text:p text:style-name="P27" loext:marker-style-name="T11"><text:span text:style-name="T11">/api/checkfile - POST</text:span></text:p>
        </text:list-item>
        <text:list-item>
          <text:p text:style-name="P27" loext:marker-style-name="T11"><text:span text:style-name="T11">/api/users/:id/avatar – DELETE/PUT</text:span></text:p>
        </text:list-item>
        <text:list-item>
          <text:p text:style-name="P27" loext:marker-style-name="T11"><text:span text:style-name="T11">/api/users/:id – DELETE/PUT</text:span></text:p>
        </text:list-item>
        <text:list-item>
          <text:p text:style-name="P27" loext:marker-style-name="T11"><text:span text:style-name="T11">/api/users – GET</text:span></text:p>
        </text:list-item>
        <text:list-item>
          <text:p text:style-name="P27" loext:marker-style-name="T11"><text:span text:style-name="T11">/api/data – GET</text:span></text:p>
        </text:list-item>
        <text:list-item>
          <text:p text:style-name="P27" loext:marker-style-name="T11"><text:span text:style-name="T11">/api/types – GET</text:span></text:p>
        </text:list-item>
        <text:list-item>
          <text:p text:style-name="P27" loext:marker-style-name="T11"><text:span text:style-name="T11">/api/trending – GET</text:span></text:p>
        </text:list-item>
        <text:list-item>
          <text:p text:style-name="P27" loext:marker-style-name="T11"><text:span text:style-name="T11">/api/portfolio/:userId - GET</text:span></text:p>
        </text:list-item>
        <text:list-item>
          <text:p text:style-name="P28" loext:marker-style-name="T11">/api/portfolio/deposit – POST</text:p>
        </text:list-item>
      </text:list>
      <text:p text:style-name="P24"/>
      <text:p text:style-name="P25"><text:span text:style-name="T10">5.3. </text:span>Autentikáció</text:p>
      <text:p text:style-name="P24"/>
      <text:p text:style-name="P24">Az autentikáció az Express és a bcrypt könyvtár segítségével van megvalósítva. Az új felhasználók regisztrációja során:</text:p>
      <text:p text:style-name="P24"/>
      <text:p text:style-name="P24"><text:s text:c="4"/>A jelszavak bcrypt segítségével kerülnek hashelésre, mielőtt az adatbázisban tárolásra kerülnének.</text:p>
      <text:p text:style-name="P24"/>
      <text:p text:style-name="P24"><text:s text:c="4"/><text:span text:style-name="T10">R</text:span>egisztráció <text:span text:style-name="T10">során</text:span> egy ellenőrző token (verification token) kerül generálásra, amelyet az e-mail cím megerősítésére használnak.</text:p>
      <text:p text:style-name="P24"><text:s text:c="4"/>Az API kulcsok és biztonsági beállítások a .env fájlban vannak meghatározva.</text:p>
      <text:p text:style-name="P24"/>
      <text:p text:style-name="P25"><text:span text:style-name="T10">5.4. </text:span>Adatbázis Kapcsolat:</text:p>
      <text:p text:style-name="P24">Az adatbázis kapcsolatot a mysql2 könyvtár biztosítja. A kapcsolat-pool lehetőséget ad a hatékonyabb erőforrás-kezelésre. A konfigurációs fájlban megadott host, felhasználónév és adatbázis információk alapján történik az adatbázishoz való csatlakozás.</text:p>
      <text:p text:style-name="P24"/>
      <text:p text:style-name="P25"><text:span text:style-name="T10">5.5. </text:span>Middleware-ek és Biztonsági Beállítások</text:p>
      <text:p text:style-name="P24"/>
      <text:p text:style-name="P24">A middleware-ek kulcsszerepet játszanak az alkalmazás működésében:</text:p>
      <text:p text:style-name="P24"/>
      <text:p text:style-name="P24"><text:s text:c="4"/>CORS Middleware: Csak a megengedett domainek férhetnek hozzá az API-khoz.</text:p>
      <text:p text:style-name="P24"/>
      <text:p text:style-name="P24"><text:s text:c="4"/>Hibakezelő Middleware: Minden hiba egységesen kerül logolásra és megfelelő válaszüzenet biztosítására.</text:p>
      <text:p text:style-name="P24"/>
      <text:p text:style-name="P24"><text:s text:c="4"/>JSON Middleware: A JSON formátumú kérések automatikusan feldolgozásra kerülnek az Express beépített middleware segítségével.</text:p>
      <text:p text:style-name="P24"/>
      <text:p text:style-name="P25"><text:span text:style-name="T10">5.6. </text:span>Fejlesztői Környezet</text:p>
      <text:p text:style-name="P24">A fejlesztés során több eszköz segíti a hatékonyságot:</text:p>
      <text:p text:style-name="P24"><text:soft-page-break/><text:s text:c="4"/>TypeScript: Statisztikus típusellenőrzés biztosítása.</text:p>
      <text:p text:style-name="P24"><text:s text:c="4"/>ESLint: Kódszabványok betartása és a hibák minimalizálása.</text:p>
      <text:p text:style-name="P24"><text:s text:c="4"/>Nodemon: Automatikus szerver újraindítás kódváltozás esetén.</text:p>
      <text:p text:style-name="P3"/>
      <text:p text:style-name="P4"><text:span text:style-name="T12">6</text:span>. Tesztelés</text:p>
      <text:p text:style-name="P5">A weboldal tesztelése manuálisan valósult meg. Néhány tesztesetről részletesebben lehet olvasni a <text:span text:style-name="T12">doc mappában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á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á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2T23:13:33.853673386</meta:creation-date>
    <dc:date>2025-05-13T20:15:09.557300200</dc:date>
    <meta:editing-duration>PT9H58M54S</meta:editing-duration>
    <meta:editing-cycles>10</meta:editing-cycles>
    <meta:generator>LibreOffice/25.2.3.2$Windows_X86_64 LibreOffice_project/bbb074479178df812d175f709636b368952c2ce3</meta:generator>
    <meta:document-statistic meta:table-count="0" meta:image-count="0" meta:object-count="0" meta:page-count="5" meta:paragraph-count="102" meta:word-count="869" meta:character-count="6977" meta:non-whitespace-character-count="6090"/>
  </office:meta>
</office:document-meta>
</file>